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</text:p>
          </table:table-cell>
        </table:table-row>
        <table:table-row table:style-name="ro1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2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10,,</text:p>
            <text:p> 0.15,,</text:p>
            <text:p>0.20,,</text:p>
            <text:p>0.25</text:p>
          </table:table-cell>
        </table:table-row>
        <table:table-row table:style-name="ro2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23:19:28.779718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23:27:44.576597790</dc:date>
    <meta:editing-duration>PT6H21M42S</meta:editing-duration>
    <meta:editing-cycles>28</meta:editing-cycles>
    <meta:generator>LibreOffice/6.1.6.3$Linux_X86_64 LibreOffice_project/10$Build-3</meta:generator>
    <meta:document-statistic meta:table-count="1" meta:cell-count="46" meta:object-count="0"/>
  </office:meta>
</office:document-meta>
</file>